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1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size="8pt" officeooo:rsid="0006a9d2" officeooo:paragraph-rsid="0007025f" style:font-size-asian="8pt" style:font-size-complex="8pt"/>
    </style:style>
    <style:style style:name="P2" style:family="paragraph" style:parent-style-name="Standard">
      <style:text-properties officeooo:paragraph-rsid="0007025f"/>
    </style:style>
    <style:style style:name="P3" style:family="paragraph" style:parent-style-name="Text_20_body">
      <style:text-properties officeooo:rsid="0006a9d2" officeooo:paragraph-rsid="0006a9d2"/>
    </style:style>
    <style:style style:name="P4" style:family="paragraph" style:parent-style-name="Text_20_body">
      <style:text-properties officeooo:paragraph-rsid="0006a9d2"/>
    </style:style>
    <style:style style:name="P5" style:family="paragraph" style:parent-style-name="Text_20_body">
      <style:text-properties style:font-name="Courier New" fo:font-size="8pt" officeooo:rsid="0006a9d2" officeooo:paragraph-rsid="0006a9d2" style:font-size-asian="8pt" style:font-size-complex="8pt"/>
    </style:style>
    <style:style style:name="P6" style:family="paragraph" style:parent-style-name="Text_20_body">
      <style:text-properties style:font-name="Courier New" fo:font-size="8pt" officeooo:rsid="0006a9d2" officeooo:paragraph-rsid="0007025f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06a9d2" officeooo:paragraph-rsid="0006a9d2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Ubuntu Mono" fo:font-size="9pt" style:font-size-asian="9pt" style:font-size-complex="9pt"/>
    </style:style>
    <style:style style:name="P9" style:family="paragraph" style:parent-style-name="Table_20_Contents">
      <style:text-properties style:font-name="Ubuntu Mono" fo:font-size="9pt" officeooo:rsid="0006a9d2" officeooo:paragraph-rsid="0006a9d2" style:font-size-asian="9pt" style:font-size-complex="9pt"/>
    </style:style>
    <style:style style:name="T1" style:family="text">
      <style:text-properties officeooo:rsid="0006a9d2"/>
    </style:style>
    <style:style style:name="T2" style:family="text">
      <style:text-properties officeooo:rsid="00070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 wanted to test and subsequently use the binary converter <text:s text:c="2"/>online at <text:s/><text:a xlink:type="simple" xlink:href="http://www.java2s.com/Tutorials/Java/Data_Type/Array_Convert/Convert_byte_array_to_bit_string_in_Java.htm" text:style-name="Internet_20_link" text:visited-style-name="Visited_20_Internet_20_Link">www.java2s.com/Tutorials/Java/Data_Type/Array_Convert/Convert_byte_array_to_bit_string_in_Java.htm</text:a> It seems to work correctly! <text:s/>See the associated Main.java file in which I made some minor modificaitons. <text:s/>You can see it now uses ByteBuffer which should contain only two numbers (the approx latitude and longitude of Stager hall ) and it outputs some helpful number to help understand the size of the ByteBuffer. <text:s/><text:span text:style-name="T2">The “mark” seems particularly helpful!</text:span></text:p>
      <text:p text:style-name="P3">The only questionable part is in the Main method I use putDouble to put the data into the ByteBuffer. <text:s/>This may differe from the VPN app code which uses InputStream and OutputStream to move data in / out of the ByteBuffer. <text:s/>But, I don’t think this should cause any issue.</text:p>
      <text:p text:style-name="P4"><text:span text:style-name="T1">To test the program I used an online converter </text:span><text:a xlink:type="simple" xlink:href="https://www.binaryconvert.com/convert_double.html" text:style-name="Internet_20_link" text:visited-style-name="Visited_20_Internet_20_Link"><text:span text:style-name="T1">https://www.binaryconvert.com/convert_double.html</text:span></text:a><text:span text:style-name="T1"> to convert the first number (40.04…) to binary. <text:s/>I also ran the program and gathered the final “ans” output. <text:s/>I put both binary sequences into the table below (the first 8 bytes or 64 bits). <text:s/>As you can see they match.</text:span></text:p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P7">index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6</text:p>
          </table:table-cell>
          <table:table-cell table:style-name="Table1.I1" office:value-type="string">
            <text:p text:style-name="P7">7</text:p>
          </table:table-cell>
        </table:table-row>
        <table:table-row>
          <table:table-cell table:style-name="Table1.A2" office:value-type="string">
            <text:p text:style-name="P7">Converter output</text:p>
          </table:table-cell>
          <table:table-cell table:style-name="Table1.A2" office:value-type="string">
            <text:p text:style-name="P8">0100 0000</text:p>
          </table:table-cell>
          <table:table-cell table:style-name="Table1.A2" office:value-type="string">
            <text:p text:style-name="P8">0100 0100</text:p>
          </table:table-cell>
          <table:table-cell table:style-name="Table1.A2" office:value-type="string">
            <text:p text:style-name="P9">0000 0110</text:p>
          </table:table-cell>
          <table:table-cell table:style-name="Table1.A2" office:value-type="string">
            <text:p text:style-name="P9">0001 0111</text:p>
          </table:table-cell>
          <table:table-cell table:style-name="Table1.A2" office:value-type="string">
            <text:p text:style-name="P9">0111 1010</text:p>
          </table:table-cell>
          <table:table-cell table:style-name="Table1.A2" office:value-type="string">
            <text:p text:style-name="P9">0001 1111</text:p>
          </table:table-cell>
          <table:table-cell table:style-name="Table1.A2" office:value-type="string">
            <text:p text:style-name="P9">1101 1000</text:p>
          </table:table-cell>
          <table:table-cell table:style-name="Table1.I2" office:value-type="string">
            <text:p text:style-name="P9">0001 1011</text:p>
          </table:table-cell>
        </table:table-row>
        <table:table-row>
          <table:table-cell table:style-name="Table1.A2" office:value-type="string">
            <text:p text:style-name="P7">Program output</text:p>
          </table:table-cell>
          <table:table-cell table:style-name="Table1.A2" office:value-type="string">
            <text:p text:style-name="P9">0100 0000</text:p>
          </table:table-cell>
          <table:table-cell table:style-name="Table1.A2" office:value-type="string">
            <text:p text:style-name="P9">0100 0100</text:p>
          </table:table-cell>
          <table:table-cell table:style-name="Table1.A2" office:value-type="string">
            <text:p text:style-name="P9">0000 0110</text:p>
          </table:table-cell>
          <table:table-cell table:style-name="Table1.A2" office:value-type="string">
            <text:p text:style-name="P9">0001 0111</text:p>
          </table:table-cell>
          <table:table-cell table:style-name="Table1.A2" office:value-type="string">
            <text:p text:style-name="P9">0111 1010</text:p>
          </table:table-cell>
          <table:table-cell table:style-name="Table1.A2" office:value-type="string">
            <text:p text:style-name="P9">0001 1111</text:p>
          </table:table-cell>
          <table:table-cell table:style-name="Table1.A2" office:value-type="string">
            <text:p text:style-name="P9">1101 1000</text:p>
          </table:table-cell>
          <table:table-cell table:style-name="Table1.I2" office:value-type="string">
            <text:p text:style-name="P9">0001 1011</text:p>
          </table:table-cell>
        </table:table-row>
      </table:table>
      <text:p text:style-name="P2"><text:line-break/><text:span text:style-name="T1"> The complete output of the Main.java program is:</text:span></text:p>
      <text:p text:style-name="P6">capacity: 100 <text:s text:c="2"/>position: 16 <text:s/>mark: java.nio.HeapByteBuffer[pos=16 lim=100 cap=100] <text:s text:c="2"/>limit: 100</text:p>
      <text:p text:style-name="P1">ans: 01000000010001000000011000010111011110100001111111011000000110111100000001010011000101000110111100000000000000000000000000000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9:54:57.704522990</meta:creation-date>
    <dc:date>2019-05-26T10:09:05.897355131</dc:date>
    <meta:editing-duration>PT1M38S</meta:editing-duration>
    <meta:editing-cycles>1</meta:editing-cycles>
    <meta:document-statistic meta:table-count="1" meta:image-count="0" meta:object-count="0" meta:page-count="1" meta:paragraph-count="33" meta:word-count="237" meta:character-count="1575" meta:non-whitespace-character-count="1353"/>
    <meta:generator>LibreOffice/6.0.7.3$Linux_X86_64 LibreOffice_project/00m0$Build-3</meta:generator>
  </office:meta>
</office:document-meta>
</file>